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1d3b55" officeooo:paragraph-rsid="0037bc4f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1d3b55" officeooo:paragraph-rsid="00560b59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1d3b55" officeooo:paragraph-rsid="00636aab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1d3b55" officeooo:paragraph-rsid="00a5c09b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1d3b55" officeooo:paragraph-rsid="00757834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normal" officeooo:rsid="001d3b55" officeooo:paragraph-rsid="00ac2bd3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solid" style:text-underline-width="auto" style:text-underline-color="font-color" fo:font-weight="normal" officeooo:rsid="001d3b55" officeooo:paragraph-rsid="0054bb3f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solid" style:text-underline-width="auto" style:text-underline-color="font-color" fo:font-weight="normal" officeooo:rsid="001d3b55" officeooo:paragraph-rsid="0033f961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0pt" fo:language="fr" fo:country="FR" fo:font-style="normal" style:text-underline-style="solid" style:text-underline-width="auto" style:text-underline-color="font-color" fo:font-weight="bold" officeooo:rsid="001d3b55" officeooo:paragraph-rsid="0012cdf2" style:font-size-asian="17.5pt" style:font-style-asian="normal" style:font-weight-asian="bold" style:font-size-complex="2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language="fr" fo:country="FR" fo:font-style="normal" style:text-underline-style="solid" style:text-underline-width="auto" style:text-underline-color="font-color" fo:font-weight="normal" officeooo:rsid="001d3b55" officeooo:paragraph-rsid="002a3322" style:font-size-asian="14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c9211e" loext:opacity="100%" fo:font-size="14pt" fo:language="fr" fo:country="FR" fo:font-style="normal" style:text-underline-style="none" fo:font-weight="normal" officeooo:rsid="004f3aa6" officeooo:paragraph-rsid="0012cdf2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c9211e" loext:opacity="100%" fo:font-size="14pt" fo:language="fr" fo:country="FR" fo:font-style="normal" style:text-underline-style="none" fo:font-weight="normal" officeooo:rsid="004f3aa6" officeooo:paragraph-rsid="00636aab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c9211e" loext:opacity="100%" fo:font-size="14pt" fo:language="fr" fo:country="FR" fo:font-style="normal" style:text-underline-style="none" fo:font-weight="normal" officeooo:rsid="004f3aa6" officeooo:paragraph-rsid="00a4dbb5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c9211e" loext:opacity="100%" fo:font-size="14pt" fo:language="fr" fo:country="FR" fo:font-style="normal" style:text-underline-style="none" fo:font-weight="normal" officeooo:rsid="004f3aa6" officeooo:paragraph-rsid="00757834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9211e" loext:opacity="100%" fo:font-size="14pt" fo:language="fr" fo:country="FR" fo:font-style="normal" style:text-underline-style="none" fo:font-weight="normal" officeooo:rsid="004f3aa6" officeooo:paragraph-rsid="008abe84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c9211e" loext:opacity="100%" fo:font-size="14pt" fo:language="fr" fo:country="FR" fo:font-style="normal" style:text-underline-style="none" fo:font-weight="normal" officeooo:rsid="004f3aa6" officeooo:paragraph-rsid="00ac2bd3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c9211e" loext:opacity="100%" fo:font-size="14pt" fo:language="fr" fo:country="FR" fo:font-style="normal" style:text-underline-style="none" fo:font-weight="normal" officeooo:rsid="004f3aa6" officeooo:paragraph-rsid="00adae5a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fo:font-size="16pt" fo:language="fr" fo:country="FR" fo:font-style="normal" style:text-underline-style="solid" style:text-underline-width="auto" style:text-underline-color="font-color" fo:font-weight="bold" officeooo:rsid="001d3b55" officeooo:paragraph-rsid="0012cdf2" style:font-size-asian="14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6pt" fo:language="fr" fo:country="FR" fo:font-style="normal" style:text-underline-style="solid" style:text-underline-width="auto" style:text-underline-color="font-color" fo:font-weight="bold" officeooo:rsid="001d3b55" officeooo:paragraph-rsid="002a3322" style:font-size-asian="14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6pt" fo:language="fr" fo:country="FR" fo:font-style="normal" style:text-underline-style="solid" style:text-underline-width="auto" style:text-underline-color="font-color" fo:font-weight="bold" officeooo:rsid="001d3b55" officeooo:paragraph-rsid="002cf0af" style:font-size-asian="14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6pt" fo:language="fr" fo:country="FR" fo:font-style="normal" style:text-underline-style="solid" style:text-underline-width="auto" style:text-underline-color="font-color" fo:font-weight="bold" officeooo:rsid="001d3b55" officeooo:paragraph-rsid="00723bfa" style:font-size-asian="14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6pt" fo:language="fr" fo:country="FR" fo:font-style="normal" style:text-underline-style="solid" style:text-underline-width="auto" style:text-underline-color="font-color" fo:font-weight="bold" officeooo:rsid="001d3b55" officeooo:paragraph-rsid="0033f961" style:font-size-asian="14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6pt" fo:language="fr" fo:country="FR" fo:font-style="normal" style:text-underline-style="solid" style:text-underline-width="auto" style:text-underline-color="font-color" fo:font-weight="bold" officeooo:rsid="001d3b55" officeooo:paragraph-rsid="008abe84" style:font-size-asian="14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6pt" fo:language="fr" fo:country="FR" fo:font-style="normal" style:text-underline-style="solid" style:text-underline-width="auto" style:text-underline-color="font-color" fo:font-weight="bold" officeooo:rsid="001d3b55" officeooo:paragraph-rsid="00b6eb5e" style:font-size-asian="14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solid" style:text-underline-width="auto" style:text-underline-color="font-color" fo:font-weight="normal" officeooo:rsid="001d3b55" officeooo:paragraph-rsid="002a3322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solid" style:text-underline-width="auto" style:text-underline-color="font-color" fo:font-weight="normal" officeooo:rsid="001d3b55" officeooo:paragraph-rsid="00636aab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solid" style:text-underline-width="auto" style:text-underline-color="font-color" fo:font-weight="normal" officeooo:rsid="001d3b55" officeooo:paragraph-rsid="00a4dbb5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solid" style:text-underline-width="auto" style:text-underline-color="font-color" fo:font-weight="normal" officeooo:rsid="001d3b55" officeooo:paragraph-rsid="00757834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solid" style:text-underline-width="auto" style:text-underline-color="font-color" fo:font-weight="normal" officeooo:rsid="001d3b55" officeooo:paragraph-rsid="00ac2bd3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f3aa6" officeooo:paragraph-rsid="0036d926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f3aa6" officeooo:paragraph-rsid="00560b59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f3aa6" officeooo:paragraph-rsid="00636aab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f3aa6" officeooo:paragraph-rsid="00757834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1d3b55" officeooo:paragraph-rsid="00867af1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1d3b55" officeooo:paragraph-rsid="0037bc4f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1d3b55" officeooo:paragraph-rsid="00560b59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1d3b55" officeooo:paragraph-rsid="0081fe3d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1d3b55" officeooo:paragraph-rsid="00636aab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1d3b55" officeooo:paragraph-rsid="00a5c09b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1d3b55" officeooo:paragraph-rsid="00757834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1d3b55" officeooo:paragraph-rsid="00ac2bd3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3ed5e" officeooo:paragraph-rsid="00459ffe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3ed5e" officeooo:paragraph-rsid="00560b59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3ed5e" officeooo:paragraph-rsid="00636aab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3ed5e" officeooo:paragraph-rsid="00a5c09b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3ed5e" officeooo:paragraph-rsid="00757834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3ed5e" officeooo:paragraph-rsid="00ac2bd3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9cd4b" officeooo:paragraph-rsid="0049cd4b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9cd4b" officeooo:paragraph-rsid="00636aab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9cd4b" officeooo:paragraph-rsid="00a5c09b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9cd4b" officeooo:paragraph-rsid="00757834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49cd4b" officeooo:paragraph-rsid="00ac2bd3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51b959" officeooo:paragraph-rsid="0051b959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51b959" officeooo:paragraph-rsid="00636aab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51b959" officeooo:paragraph-rsid="00a5c09b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51b959" officeooo:paragraph-rsid="00757834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51b959" officeooo:paragraph-rsid="00ac2bd3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2cf0af" officeooo:paragraph-rsid="002cf0af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2cf0af" officeooo:paragraph-rsid="00636aab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2cf0af" officeooo:paragraph-rsid="00a5c09b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2cf0af" officeooo:paragraph-rsid="00a6b58e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2cf0af" officeooo:paragraph-rsid="00b2ecde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586c37" officeooo:paragraph-rsid="00586c37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77f7f9" officeooo:paragraph-rsid="0077f7f9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77f7f9" officeooo:paragraph-rsid="00ac2bd3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79e38a" officeooo:paragraph-rsid="0079e38a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87ec41" officeooo:paragraph-rsid="0087ec41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87ec41" officeooo:paragraph-rsid="008abe84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87ec41" officeooo:paragraph-rsid="00959c42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87ec41" officeooo:paragraph-rsid="00ac2bd3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87ec41" officeooo:paragraph-rsid="00adae5a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b422b7" officeooo:paragraph-rsid="00b422b7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loext:opacity="100%" fo:font-size="14pt" fo:language="fr" fo:country="FR" fo:font-style="normal" style:text-underline-style="none" fo:font-weight="normal" officeooo:rsid="00b422b7" officeooo:paragraph-rsid="00b467a4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51e0f2"/>
    </style:style>
    <style:style style:name="T2" style:family="text">
      <style:text-properties officeooo:rsid="0052e64d"/>
    </style:style>
    <style:style style:name="T3" style:family="text">
      <style:text-properties officeooo:rsid="0053934b"/>
    </style:style>
    <style:style style:name="T4" style:family="text">
      <style:text-properties officeooo:rsid="0054ec21"/>
    </style:style>
    <style:style style:name="T5" style:family="text">
      <style:text-properties officeooo:rsid="00564ed8"/>
    </style:style>
    <style:style style:name="T6" style:family="text">
      <style:text-properties officeooo:rsid="00574e7c"/>
    </style:style>
    <style:style style:name="T7" style:family="text">
      <style:text-properties officeooo:rsid="00581739"/>
    </style:style>
    <style:style style:name="T8" style:family="text">
      <style:text-properties fo:font-size="16pt" style:text-underline-style="solid" style:text-underline-width="auto" style:text-underline-color="font-color" fo:font-weight="bold" officeooo:rsid="0050823b" style:font-size-asian="14pt" style:font-weight-asian="bold" style:font-size-complex="16pt" style:font-weight-complex="bold"/>
    </style:style>
    <style:style style:name="T9" style:family="text">
      <style:text-properties fo:font-size="16pt" style:text-underline-style="solid" style:text-underline-width="auto" style:text-underline-color="font-color" fo:font-weight="bold" officeooo:rsid="00731509" style:font-size-asian="14pt" style:font-weight-asian="bold" style:font-size-complex="16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757834" style:font-size-asian="14pt" style:font-weight-asian="bold" style:font-size-complex="16pt" style:font-weight-complex="bold"/>
    </style:style>
    <style:style style:name="T11" style:family="text">
      <style:text-properties fo:font-size="16pt" style:text-underline-style="solid" style:text-underline-width="auto" style:text-underline-color="font-color" fo:font-weight="bold" officeooo:rsid="001d3b55" style:font-size-asian="14pt" style:font-weight-asian="bold" style:font-size-complex="16pt" style:font-weight-complex="bold"/>
    </style:style>
    <style:style style:name="T12" style:family="text">
      <style:text-properties fo:font-size="16pt" style:text-underline-style="solid" style:text-underline-width="auto" style:text-underline-color="font-color" fo:font-weight="bold" officeooo:rsid="00776e5d" style:font-size-asian="14pt" style:font-weight-asian="bold" style:font-size-complex="16pt" style:font-weight-complex="bold"/>
    </style:style>
    <style:style style:name="T13" style:family="text">
      <style:text-properties fo:font-size="16pt" style:text-underline-style="solid" style:text-underline-width="auto" style:text-underline-color="font-color" fo:font-weight="bold" officeooo:rsid="0070ed6a" style:font-size-asian="14pt" style:font-weight-asian="bold" style:font-size-complex="16pt" style:font-weight-complex="bold"/>
    </style:style>
    <style:style style:name="T14" style:family="text">
      <style:text-properties fo:font-size="14pt" fo:font-weight="normal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723bfa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8d5125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77a0c3" style:font-size-asian="12.25pt" style:font-weight-asian="normal" style:font-size-complex="14pt" style:font-weight-complex="normal"/>
    </style:style>
    <style:style style:name="T18" style:family="text">
      <style:text-properties officeooo:rsid="002f7a72"/>
    </style:style>
    <style:style style:name="T19" style:family="text">
      <style:text-properties officeooo:rsid="00314814"/>
    </style:style>
    <style:style style:name="T20" style:family="text">
      <style:text-properties officeooo:rsid="0031aa3d"/>
    </style:style>
    <style:style style:name="T21" style:family="text">
      <style:text-properties officeooo:rsid="003271f4"/>
    </style:style>
    <style:style style:name="T22" style:family="text">
      <style:text-properties officeooo:rsid="0036d926"/>
    </style:style>
    <style:style style:name="T23" style:family="text">
      <style:text-properties officeooo:rsid="001d3b55"/>
    </style:style>
    <style:style style:name="T24" style:family="text">
      <style:text-properties officeooo:rsid="0038c6d3"/>
    </style:style>
    <style:style style:name="T25" style:family="text">
      <style:text-properties officeooo:rsid="003cfb3a"/>
    </style:style>
    <style:style style:name="T26" style:family="text">
      <style:text-properties officeooo:rsid="0043ed5e"/>
    </style:style>
    <style:style style:name="T27" style:family="text">
      <style:text-properties officeooo:rsid="00475a4b"/>
    </style:style>
    <style:style style:name="T28" style:family="text">
      <style:text-properties officeooo:rsid="0048c81f"/>
    </style:style>
    <style:style style:name="T29" style:family="text">
      <style:text-properties officeooo:rsid="004b2d97"/>
    </style:style>
    <style:style style:name="T30" style:family="text">
      <style:text-properties officeooo:rsid="004b8a90"/>
    </style:style>
    <style:style style:name="T31" style:family="text">
      <style:text-properties officeooo:rsid="004c4426"/>
    </style:style>
    <style:style style:name="T32" style:family="text">
      <style:text-properties officeooo:rsid="004d1a37"/>
    </style:style>
    <style:style style:name="T33" style:family="text">
      <style:text-properties officeooo:rsid="0050823b"/>
    </style:style>
    <style:style style:name="T34" style:family="text">
      <style:text-properties officeooo:rsid="0051b7ef"/>
    </style:style>
    <style:style style:name="T35" style:family="text">
      <style:text-properties officeooo:rsid="00528ade"/>
    </style:style>
    <style:style style:name="T36" style:family="text">
      <style:text-properties officeooo:rsid="0054160b"/>
    </style:style>
    <style:style style:name="T37" style:family="text">
      <style:text-properties officeooo:rsid="005443d2"/>
    </style:style>
    <style:style style:name="T38" style:family="text">
      <style:text-properties officeooo:rsid="005a67a5"/>
    </style:style>
    <style:style style:name="T39" style:family="text">
      <style:text-properties officeooo:rsid="005b8e72"/>
    </style:style>
    <style:style style:name="T40" style:family="text">
      <style:text-properties officeooo:rsid="005d5965"/>
    </style:style>
    <style:style style:name="T41" style:family="text">
      <style:text-properties officeooo:rsid="00636aab"/>
    </style:style>
    <style:style style:name="T42" style:family="text">
      <style:text-properties officeooo:rsid="0066880c"/>
    </style:style>
    <style:style style:name="T43" style:family="text">
      <style:text-properties officeooo:rsid="006d8cec"/>
    </style:style>
    <style:style style:name="T44" style:family="text">
      <style:text-properties officeooo:rsid="0070ed6a"/>
    </style:style>
    <style:style style:name="T45" style:family="text">
      <style:text-properties officeooo:rsid="00723bfa"/>
    </style:style>
    <style:style style:name="T46" style:family="text">
      <style:text-properties officeooo:rsid="00731509"/>
    </style:style>
    <style:style style:name="T47" style:family="text">
      <style:text-properties officeooo:rsid="0077a0c3"/>
    </style:style>
    <style:style style:name="T48" style:family="text">
      <style:text-properties officeooo:rsid="007884c3"/>
    </style:style>
    <style:style style:name="T49" style:family="text">
      <style:text-properties officeooo:rsid="007bac45"/>
    </style:style>
    <style:style style:name="T50" style:family="text">
      <style:text-properties officeooo:rsid="007c7817"/>
    </style:style>
    <style:style style:name="T51" style:family="text">
      <style:text-properties officeooo:rsid="0080d76b"/>
    </style:style>
    <style:style style:name="T52" style:family="text">
      <style:text-properties officeooo:rsid="008115a8"/>
    </style:style>
    <style:style style:name="T53" style:family="text">
      <style:text-properties officeooo:rsid="008abe84"/>
    </style:style>
    <style:style style:name="T54" style:family="text">
      <style:text-properties officeooo:rsid="008be98a"/>
    </style:style>
    <style:style style:name="T55" style:family="text">
      <style:text-properties officeooo:rsid="008d5125"/>
    </style:style>
    <style:style style:name="T56" style:family="text">
      <style:text-properties officeooo:rsid="008de39f"/>
    </style:style>
    <style:style style:name="T57" style:family="text">
      <style:text-properties officeooo:rsid="008f7461"/>
    </style:style>
    <style:style style:name="T58" style:family="text">
      <style:text-properties officeooo:rsid="0090fd88"/>
    </style:style>
    <style:style style:name="T59" style:family="text">
      <style:text-properties officeooo:rsid="0092e841"/>
    </style:style>
    <style:style style:name="T60" style:family="text">
      <style:text-properties officeooo:rsid="0093c279"/>
    </style:style>
    <style:style style:name="T61" style:family="text">
      <style:text-properties officeooo:rsid="0098e786"/>
    </style:style>
    <style:style style:name="T62" style:family="text">
      <style:text-properties officeooo:rsid="00a4dbb5"/>
    </style:style>
    <style:style style:name="T63" style:family="text">
      <style:text-properties officeooo:rsid="00a50445"/>
    </style:style>
    <style:style style:name="T64" style:family="text">
      <style:text-properties officeooo:rsid="00a79055"/>
    </style:style>
    <style:style style:name="T65" style:family="text">
      <style:text-properties officeooo:rsid="00aa6838"/>
    </style:style>
    <style:style style:name="T66" style:family="text">
      <style:text-properties officeooo:rsid="00abf515"/>
    </style:style>
    <style:style style:name="T67" style:family="text">
      <style:text-properties officeooo:rsid="00ac2bd3"/>
    </style:style>
    <style:style style:name="T68" style:family="text">
      <style:text-properties officeooo:rsid="00adac38"/>
    </style:style>
    <style:style style:name="T69" style:family="text">
      <style:text-properties officeooo:rsid="00adae5a"/>
    </style:style>
    <style:style style:name="T70" style:family="text">
      <style:text-properties officeooo:rsid="00b1eb61"/>
    </style:style>
    <style:style style:name="T71" style:family="text">
      <style:text-properties officeooo:rsid="00b366fa"/>
    </style:style>
    <style:style style:name="T72" style:family="text">
      <style:text-properties officeooo:rsid="00b422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cénarios</text:p>
      <text:p text:style-name="P18"/>
      <text:p text:style-name="P19"><text:span text:style-name="T33">I</text:span> – <text:s/><text:span text:style-name="T44">Consulter les coordonnées d’un tracker </text:span>:</text:p>
      <text:p text:style-name="P10"/>
      <text:p text:style-name="P25">A – <text:span text:style-name="T42">Consulter les coordonnées du tracker</text:span> :</text:p>
      <text:p text:style-name="P11"/>
      <text:p text:style-name="P30"><text:span text:style-name="T25">1 </text:span><text:span text:style-name="T23">- </text:span><text:span text:style-name="T1">L’utilisateur rentre son email et son mot de passe </text:span><text:span text:style-name="T22">pour se connecter</text:span></text:p>
      <text:p text:style-name="P1"><text:span text:style-name="T25">2 </text:span>- <text:span text:style-name="T2">L’utilisateur appuie sur le bouton pour se connecter</text:span></text:p>
      <text:p text:style-name="P1"><text:span text:style-name="T25">3 </text:span>- <text:span text:style-name="T3">L’application envoie à l’API l’email et le mot de passe </text:span><text:span text:style-name="T4">avec un fichier JSON</text:span></text:p>
      <text:p text:style-name="P34"><text:span text:style-name="T25">4 </text:span>- <text:span text:style-name="T5">L’aplication reçoit un fichier JSON avec la validation que l’utilisateur existe, le nombre </text:span><text:span text:style-name="T6">de trackers avec leur numero </text:span><text:span text:style-name="T52">et l’ID de l’utilisateur</text:span></text:p>
      <text:p text:style-name="P42"><text:span text:style-name="T27">5</text:span> – L’application vérifie que l’API n’a pas renvoyé d’erreur</text:p>
      <text:p text:style-name="P35"><text:span text:style-name="T31">6</text:span><text:span text:style-name="T25"> –</text:span> <text:span text:style-name="T30">Si il n’y a pas d’erreur, l</text:span><text:span text:style-name="T3">’</text:span><text:span text:style-name="T24">application affiche la page affichant les </text:span><text:span text:style-name="T28">différents trackers</text:span></text:p>
      <text:p text:style-name="P48"><text:span text:style-name="T30">7</text:span> – L’utilisateur <text:span text:style-name="T29">appuie sur un bouton correspondant au tracker voulu</text:span></text:p>
      <text:p text:style-name="P53">8 – L’application affiche la page principale avec les coordonnées du tracker</text:p>
      <text:p text:style-name="P58"/>
      <text:p text:style-name="P7"><text:span text:style-name="T7">B</text:span> – <text:span text:style-name="T7">Identification échouée </text:span>:</text:p>
      <text:p text:style-name="P7"/>
      <text:p text:style-name="P31"><text:span text:style-name="T25">1 </text:span><text:span text:style-name="T23">- </text:span><text:span text:style-name="T1">L’utilisateur rentre son email et son mot de passe </text:span><text:span text:style-name="T22">pour se connecter</text:span></text:p>
      <text:p text:style-name="P2"><text:span text:style-name="T25">2 </text:span>- <text:span text:style-name="T2">L’utilisateur appuie sur le bouton pour se connecter</text:span></text:p>
      <text:p text:style-name="P2"><text:span text:style-name="T25">3 </text:span>- <text:span text:style-name="T3">L’application envoie à l’API l’email et le mot de passe </text:span><text:span text:style-name="T4">avec un fichier JSON</text:span></text:p>
      <text:p text:style-name="P36"><text:span text:style-name="T25">4 </text:span>- <text:span text:style-name="T5">L’aplication reçoit un fichier JSON </text:span><text:span text:style-name="T43">indiquant une erreur d’authentification</text:span></text:p>
      <text:p text:style-name="P43"><text:span text:style-name="T27">5</text:span> – L’application vérifie que l’API n’a pas renvoyé d’erreur</text:p>
      <text:p text:style-name="P63">6 – L’application détecte une erreur, <text:span text:style-name="T38">vide le champ mot de passe</text:span> et renvoie l’utilisateur à la <text:span text:style-name="T40">première </text:span><text:span text:style-name="T39">étape</text:span></text:p>
      <text:p text:style-name="P20"/>
      <text:p text:style-name="P21"><text:span text:style-name="T33">I</text:span><text:span text:style-name="T46">I</text:span> – <text:s/><text:span text:style-name="T44">Consulter l’</text:span><text:span text:style-name="T45">historique des coordonnées GPS</text:span><text:span text:style-name="T44"> </text:span>:</text:p>
      <text:p text:style-name="P26"/>
      <text:p text:style-name="P26"><text:span text:style-name="T45">A</text:span> – Consulter l’historique<text:span text:style-name="T41"> </text:span>:</text:p>
      <text:p text:style-name="P12"/>
      <text:p text:style-name="P32"><text:span text:style-name="T25">1 </text:span><text:span text:style-name="T23">- </text:span><text:span text:style-name="T1">L’utilisateur rentre son email et son mot de passe </text:span><text:span text:style-name="T22">pour se connecter</text:span></text:p>
      <text:p text:style-name="P3"><text:span text:style-name="T25">2 </text:span>- <text:span text:style-name="T2">L’utilisateur appuie sur le bouton pour se connecter</text:span></text:p>
      <text:p text:style-name="P3"><text:span text:style-name="T25">3 </text:span>- <text:span text:style-name="T3">L’application envoie à l’API l’email et le mot de passe </text:span><text:span text:style-name="T4">avec un fichier JSON</text:span></text:p>
      <text:p text:style-name="P37"><text:span text:style-name="T25">4 </text:span>- <text:span text:style-name="T5">L’aplication reçoit un fichier JSON avec la validation que l’utilisateur existe, le nombre </text:span><text:span text:style-name="T6">de trackers avec leur numero </text:span><text:span text:style-name="T52">et l’ID de l’utilisateur</text:span></text:p>
      <text:p text:style-name="P44"><text:span text:style-name="T27">5</text:span> – L’application vérifie que l’API n’a pas renvoyé d’erreur</text:p>
      <text:p text:style-name="P38"><text:span text:style-name="T31">6</text:span><text:span text:style-name="T25"> –</text:span> <text:span text:style-name="T30">Si il n’y a pas d’erreur, l</text:span><text:span text:style-name="T3">’</text:span><text:span text:style-name="T24">application affiche la page affichant les </text:span><text:span text:style-name="T28">différents trackers</text:span></text:p>
      <text:p text:style-name="P49"><text:span text:style-name="T30">7</text:span> – L’utilisateur <text:span text:style-name="T29">appuie sur un bouton correspondant au tracker voulu</text:span></text:p>
      <text:p text:style-name="P54">8 – L’application affiche la page principale avec les coordonnées du tracker</text:p>
      <text:p text:style-name="P59"><text:span text:style-name="T35">9</text:span><text:span text:style-name="T25"> </text:span>- L’utilisateur appuie sur le bouton permettant de consulter l’historique des dépl<text:span text:style-name="T18">a</text:span>cements</text:p>
      <text:p text:style-name="P59"><text:soft-page-break/><text:span text:style-name="T36">10</text:span><text:span text:style-name="T25"> </text:span>- <text:span text:style-name="T18">L’application envoie un fichier JSON correspondant à cette requêt à l’API</text:span></text:p>
      <text:p text:style-name="P59"><text:span text:style-name="T32">1</text:span><text:span text:style-name="T36">1</text:span><text:span text:style-name="T25"> </text:span>- <text:span text:style-name="T18">L’API renvoie </text:span><text:span text:style-name="T20">avec un fichier JSON</text:span><text:span text:style-name="T18"> les coordonnées </text:span><text:span text:style-name="T19">GPS </text:span><text:span text:style-name="T18">du véhicule des dernières 48h </text:span><text:span text:style-name="T20">avec leurs horaires ass</text:span><text:span text:style-name="T26">o</text:span><text:span text:style-name="T20">ciées</text:span></text:p>
      <text:p text:style-name="P44"><text:span text:style-name="T27">1</text:span><text:span text:style-name="T37">2 </text:span>– L’application vérifie que l’API n’a pas renvoyé d’erreur</text:p>
      <text:p text:style-name="P59"><text:span text:style-name="T26">1</text:span><text:span text:style-name="T37">3</text:span><text:span text:style-name="T25"> –</text:span> <text:span text:style-name="T34">Si il n’y a pas eu d’erreur, l</text:span><text:span text:style-name="T20">’application affiche les coordonnées </text:span><text:span text:style-name="T21">avec les horaires correspondantes</text:span></text:p>
      <text:p text:style-name="P59"/>
      <text:p text:style-name="P27"><text:span text:style-name="T62">B</text:span> – <text:span text:style-name="T63">Les coordonnées ne sont pas renvoyés</text:span><text:span text:style-name="T41"> </text:span>:</text:p>
      <text:p text:style-name="P13"/>
      <text:p text:style-name="P73">1 à 12 – Idem que précédement</text:p>
      <text:p text:style-name="P62"><text:span text:style-name="T26">1</text:span><text:span text:style-name="T37">3</text:span><text:span text:style-name="T25"> –</text:span> <text:span text:style-name="T64">Si il y a eu une erreur, l’application affiche un message d’erreur </text:span><text:span text:style-name="T65">indiquant que les coordonnées GPS n’ont pas été reçu</text:span><text:span text:style-name="T66">es </text:span><text:span text:style-name="T70">et renvoie l’utilisateur à l’étape </text:span><text:span text:style-name="T71">9</text:span><text:span text:style-name="T66">.</text:span></text:p>
      <text:p text:style-name="P61"/>
      <text:p text:style-name="P61"><text:span text:style-name="T8">I</text:span><text:span text:style-name="T9">I</text:span><text:span text:style-name="T10">I</text:span><text:span text:style-name="T11"> – </text:span><text:span text:style-name="T12">Paramètrer le système</text:span><text:span text:style-name="T13"> </text:span><text:span text:style-name="T11">:</text:span></text:p>
      <text:p text:style-name="P28"/>
      <text:p text:style-name="P28"><text:span text:style-name="T45">A</text:span> – <text:span text:style-name="T47">Paramètrer le système </text:span>:</text:p>
      <text:p text:style-name="P14"/>
      <text:p text:style-name="P33"><text:span text:style-name="T25">1 </text:span><text:span text:style-name="T23">- </text:span><text:span text:style-name="T1">L’utilisateur rentre son email et son mot de passe </text:span><text:span text:style-name="T22">pour se connecter</text:span></text:p>
      <text:p text:style-name="P5"><text:span text:style-name="T25">2 </text:span>- <text:span text:style-name="T2">L’utilisateur appuie sur le bouton pour se connecter</text:span></text:p>
      <text:p text:style-name="P5"><text:span text:style-name="T25">3 </text:span>- <text:span text:style-name="T3">L’application envoie à l’API l’email et le mot de passe </text:span><text:span text:style-name="T4">avec un fichier JSON</text:span></text:p>
      <text:p text:style-name="P40"><text:span text:style-name="T25">4 </text:span>- <text:span text:style-name="T5">L’aplication reçoit un fichier JSON avec la validation que l’utilisateur existe, le nombre </text:span><text:span text:style-name="T6">de trackers avec leur numero </text:span><text:span text:style-name="T52">et l’ID de l’utilisateur</text:span></text:p>
      <text:p text:style-name="P46"><text:span text:style-name="T27">5</text:span> – L’application vérifie que l’API n’a pas renvoyé d’erreur</text:p>
      <text:p text:style-name="P40"><text:span text:style-name="T31">6</text:span><text:span text:style-name="T25"> –</text:span> <text:span text:style-name="T30">Si il n’y a pas d’erreur, l</text:span><text:span text:style-name="T3">’</text:span><text:span text:style-name="T24">application affiche la page affichant les </text:span><text:span text:style-name="T28">différents trackers</text:span></text:p>
      <text:p text:style-name="P51"><text:span text:style-name="T30">7</text:span> – L’utilisateur <text:span text:style-name="T29">appuie sur un bouton correspondant au tracker voulu</text:span></text:p>
      <text:p text:style-name="P56">8 – L’application affiche la page principale avec les coordonnées du tracker</text:p>
      <text:p text:style-name="P64">9 – L’utilisateur va dans la section paramètre</text:p>
      <text:p text:style-name="P64">10 – <text:span text:style-name="T48">L’utilisateur active/désactive un paramètre</text:span></text:p>
      <text:p text:style-name="P66">11 – L’application <text:span text:style-name="T49">envoie </text:span><text:span text:style-name="T50">avec un fichier JSON </text:span><text:span text:style-name="T51">l’ID de l’utilisateur et</text:span><text:span text:style-name="T49"> le numéro du tracker ainsi que la requête pour activer/désactiver le paramètre</text:span></text:p>
      <text:p text:style-name="P67">12 – L’API envoie un fichier JSON indiquant si il y a eu une erreur</text:p>
      <text:p text:style-name="P67">13 – Si il n’y a pas eu d’erreur, l’application actualise l’interface</text:p>
      <text:p text:style-name="P67"/>
      <text:p text:style-name="P29"><text:span text:style-name="T67">B</text:span> – <text:span text:style-name="T67">Le paramètrage n’a pas fonctionné </text:span><text:span text:style-name="T47"><text:s/></text:span>:</text:p>
      <text:p text:style-name="P16"/>
      <text:p text:style-name="P72">1 à 12 – Idem que précédement</text:p>
      <text:p text:style-name="P70">13 – Si <text:span text:style-name="T68">il y a eu une erreur, l’application affiche un message d’erreur indiquant que le paramètrage n’a pas fonctionné</text:span><text:span text:style-name="T69">s </text:span><text:span text:style-name="T70">et renvoie l’utilisateur à l’étape 10</text:span></text:p>
      <text:p text:style-name="P22"/>
      <text:p text:style-name="P24"/>
      <text:p text:style-name="P24"/>
      <text:p text:style-name="P24"><text:soft-page-break/><text:span text:style-name="T33">I</text:span><text:span text:style-name="T53">V</text:span> – <text:span text:style-name="T54">Alerter l’utilisateur</text:span><text:span text:style-name="T44"> </text:span>:</text:p>
      <text:p text:style-name="P24"><text:span text:style-name="T15"/></text:p>
      <text:p text:style-name="P24"><text:span text:style-name="T15">A</text:span><text:span text:style-name="T14"> – </text:span><text:span text:style-name="T16">Alerter l’utilisateur</text:span><text:span text:style-name="T17"> </text:span><text:span text:style-name="T14">:</text:span></text:p>
      <text:p text:style-name="P15"/>
      <text:p text:style-name="P68">- <text:span text:style-name="T56">Si l’utilisateur </text:span><text:span text:style-name="T57">à activé les alertes, </text:span><text:span text:style-name="T56">l</text:span>’API envoie un fichier JSON indiquant que l’<text:span text:style-name="T58">alerte et les informations correspondantes à celle-ci</text:span></text:p>
      <text:p text:style-name="P69">- <text:span text:style-name="T59">Un programme </text:span>recepteur tournant en boucle dans l’OS <text:span text:style-name="T60">de l’utilisat</text:span><text:span text:style-name="T61">e</text:span><text:span text:style-name="T60">ur </text:span>envoie une notification sur les téléphones connectés indiquant l’<text:span text:style-name="T58">alerte et les informations correspondantes à celle-ci </text:span><text:span text:style-name="T70">zizi</text:span></text:p>
      <text:p text:style-name="P23"/>
      <text:p text:style-name="P22"/>
      <text:p text:style-name="P22"/>
      <text:p text:style-name="P22"/>
      <text:p text:style-name="P22"/>
      <text:p text:style-name="P22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3:36:42.987784187</meta:creation-date>
    <meta:generator>LibreOffice/7.0.4.2$Linux_X86_64 LibreOffice_project/00$Build-2</meta:generator>
    <dc:date>2023-01-24T15:33:05.519768251</dc:date>
    <meta:editing-duration>PT1H55M18S</meta:editing-duration>
    <meta:editing-cycles>146</meta:editing-cycles>
    <meta:document-statistic meta:table-count="0" meta:image-count="0" meta:object-count="0" meta:page-count="3" meta:paragraph-count="58" meta:word-count="713" meta:character-count="4361" meta:non-whitespace-character-count="3667"/>
  </office:meta>
</office:document-meta>
</file>